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1dac" officeooo:paragraph-rsid="00091dac"/>
    </style:style>
    <style:style style:name="P2" style:family="paragraph" style:parent-style-name="Standard">
      <style:text-properties officeooo:rsid="00091dac" officeooo:paragraph-rsid="00091dac"/>
    </style:style>
    <style:style style:name="P3" style:family="paragraph" style:parent-style-name="Standard" style:list-style-name="L3">
      <style:text-properties officeooo:rsid="00091dac" officeooo:paragraph-rsid="00091dac"/>
    </style:style>
    <style:style style:name="P4" style:family="paragraph" style:parent-style-name="Standard">
      <style:text-properties officeooo:rsid="000a675f" officeooo:paragraph-rsid="000a675f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Does overfitting occur with respect to leaf_size?</text:p>
      <text:p text:style-name="Standard"/>
      <text:p text:style-name="Standard"/>
      <text:list xml:id="list3597756182" text:style-name="L3">
        <text:list-item>
          <text:p text:style-name="P3">Yes</text:p>
        </text:list-item>
        <text:list-item>
          <text:p text:style-name="P3">as leaf size decreases it starts memorizing training data</text:p>
        </text:list-item>
      </text:list>
      <text:p text:style-name="P2"/>
      <text:p text:style-name="P2"/>
      <text:p text:style-name="P2"/>
      <text:p text:style-name="P2"/>
      <text:p text:style-name="P2">2. Consider the dataset istanbul.csv with DTLearner. For which values of leaf_size does overfitting occur?</text:p>
      <text:p text:style-name="P2"/>
      <text:list xml:id="list626426031" text:style-name="L1">
        <text:list-item>
          <text:p text:style-name="P1">Yes</text:p>
        </text:list-item>
        <text:list-item>
          <text:p text:style-name="P1">because for leaf size=4 root mean square error is minimum</text:p>
        </text:list-item>
        <text:list-item>
          <text:p text:style-name="P1">for values&lt;4 rms increses so for values (1,2,3) overfitting occurs</text:p>
        </text:list-item>
      </text:list>
      <text:p text:style-name="P2"/>
      <text:p text:style-name="P2"/>
      <text:p text:style-name="P2">3. Use RMSE as your metric for assessing overfitting. Support your assertion with graphs/charts. (Don't use bagging). Can bagging reduce or eliminate overfitting with respect to leaf_size?</text:p>
      <text:p text:style-name="P2"/>
      <text:p text:style-name="P2"/>
      <text:p text:style-name="P2"/>
      <text:p text:style-name="P2"/>
      <text:p text:style-name="P4">Bagging is itself overfitting elimination method it nothing to do with leaf size</text:p>
      <text:p text:style-name="P2">?????????????????????????????????????????????????????</text:p>
      <text:p text:style-name="P2"/>
      <text:p text:style-name="P2"/>
      <text:p text:style-name="P2"/>
      <text:p text:style-name="P2">4. Again consider the dataset istanbul.csv with DTLearner. To investigate this choose a fixed number of bags to use and vary leaf_size to evaluate. Provide charts and/or tables to validate your conclusions. Quantitatively compare "classic" decision trees (DTLearner) versus random trees (RTLearner). In which ways is one method better than the other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7:07:12.166436075</meta:creation-date>
    <dc:date>2018-05-31T19:03:23.215705008</dc:date>
    <meta:editing-duration>PT1H25M50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1" meta:word-count="152" meta:character-count="1020" meta:non-whitespace-character-count="884"/>
  </office:meta>
</office:document-meta>
</file>